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Table_20_Contents">
      <style:text-properties style:font-name="Proxima Nova" fo:font-size="8pt" style:font-size-asian="8pt" style:font-size-complex="8pt"/>
    </style:style>
    <style:style style:name="P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8" style:family="paragraph" style:parent-style-name="Table_20_Contents">
      <style:text-properties style:font-name="Proxima Nova" fo:font-size="18pt" style:font-size-asian="18pt" style:font-size-complex="18pt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11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1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14" style:family="paragraph" style:parent-style-name="Standard">
      <style:text-properties style:font-name="Proxima Nova" officeooo:paragraph-rsid="001729e8"/>
    </style:style>
    <style:style style:name="P15" style:family="paragraph" style:parent-style-name="Table_20_Contents">
      <style:text-properties style:font-name="Proxima Nova" fo:font-size="18pt" style:font-size-asian="18pt" style:font-size-complex="18pt"/>
    </style:style>
    <style:style style:name="P16" style:family="paragraph" style:parent-style-name="Table_20_Contents">
      <style:text-properties style:font-name="Proxima Nova" fo:font-size="8pt" style:font-size-asian="8pt" style:font-size-complex="8pt"/>
    </style:style>
    <style:style style:name="P1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18" style:family="paragraph" style:parent-style-name="Table_20_Contents">
      <style:text-properties style:font-name="Proxima Nova"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3"><text:database-display text:table-name="Anwend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<text:database-display text:table-name="Anwend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8"/>
                </table:table-cell>
                <table:table-cell table:style-name="Tabelle1.B3" table:number-columns-spanned="6" office:value-type="string">
                  <text:p text:style-name="P1"><text:database-display text:table-name="Anwend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7">Jahr <text:database-display text:table-name="Anwend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9"><text:date style:data-style-name="N39" text:date-value="2017-12-20T08:29:22.086203601" text:fixed="true">20. Dez 17</text:date></text:p>
                </table:table-cell>
                <table:table-cell table:style-name="Tabelle1.G4" office:value-type="string">
                  <text:p text:style-name="P4"><text:database-display text:table-name="Anwend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 -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3"><text:database-display text:table-name="Anwend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<text:database-display text:table-name="Anwend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8"/>
                </table:table-cell>
                <table:table-cell table:style-name="Tabelle2.B3" table:number-columns-spanned="6" office:value-type="string">
                  <text:p text:style-name="P1"><text:database-display text:table-name="Anwend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7">Jahr <text:database-display text:table-name="Anwend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9"><text:date style:data-style-name="N39" text:date-value="2017-12-20T08:29:22.086203601" text:fixed="true">20. Dez 17</text:date></text:p>
                </table:table-cell>
                <table:table-cell table:style-name="Tabelle2.G4" office:value-type="string">
                  <text:p text:style-name="P4"><text:database-display text:table-name="Anwend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 -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3"><text:database-display text:table-name="Anwend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<text:database-display text:table-name="Anwend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8"/>
                </table:table-cell>
                <table:table-cell table:style-name="Tabelle3.B3" table:number-columns-spanned="6" office:value-type="string">
                  <text:p text:style-name="P1"><text:database-display text:table-name="Anwend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7">Jahr <text:database-display text:table-name="Anwend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9"><text:date style:data-style-name="N39" text:date-value="2017-12-20T08:29:22.086203601" text:fixed="true">20. Dez 17</text:date></text:p>
                </table:table-cell>
                <table:table-cell table:style-name="Tabelle3.G4" office:value-type="string">
                  <text:p text:style-name="P4"><text:database-display text:table-name="Anwend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 -</text:p>
          </text:section>
        </draw:text-box>
      </draw:frame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3"><text:database-display text:table-name="Anwend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<text:database-display text:table-name="Anwend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8"/>
                </table:table-cell>
                <table:table-cell table:style-name="Tabelle4.B3" table:number-columns-spanned="6" office:value-type="string">
                  <text:p text:style-name="P1"><text:database-display text:table-name="Anwend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7">Jahr <text:database-display text:table-name="Anwend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9"><text:date style:data-style-name="N39" text:date-value="2017-12-20T08:29:22.086203601" text:fixed="true">20. Dez 17</text:date></text:p>
                </table:table-cell>
                <table:table-cell table:style-name="Tabelle4.G4" office:value-type="string">
                  <text:p text:style-name="P4"><text:database-display text:table-name="Anwend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 -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01:51.223464160</meta:creation-date>
    <dc:date>2017-12-20T10:12:36.182739851</dc:date>
    <meta:editing-duration>PT1H33M40S</meta:editing-duration>
    <meta:editing-cycles>23</meta:editing-cycles>
    <meta:generator>LibreOffice/5.1.6.2$Linux_X86_64 LibreOffice_project/10m0$Build-2</meta:generator>
    <meta:document-statistic meta:table-count="4" meta:image-count="0" meta:object-count="0" meta:page-count="1" meta:paragraph-count="28" meta:word-count="42" meta:character-count="230" meta:non-whitespace-character-count="208"/>
  </office:meta>
</office:document-meta>
</file>